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70000010D5B7EFE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becd" officeooo:paragraph-rsid="000bbec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rnando Gómez Rodríguez PEP Examen</text:p>
      <text:p text:style-name="P1"/>
      <text:p text:style-name="P1">RA3</text:p>
      <text:p text:style-name="P1"/>
      <text:p text:style-name="P1"><draw:frame draw:style-name="fr1" draw:name="Image1" text:anchor-type="char" svg:width="17cm" svg:height="6.897cm" draw:z-index="0"><draw:image xlink:href="Pictures/10000000000002970000010D5B7EFE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09:02:29.754585930</meta:creation-date>
    <dc:date>2025-11-05T11:13:21.411208942</dc:date>
    <meta:editing-duration>PT42M15S</meta:editing-duration>
    <meta:editing-cycles>1</meta:editing-cycles>
    <meta:document-statistic meta:table-count="0" meta:image-count="1" meta:object-count="0" meta:page-count="1" meta:paragraph-count="2" meta:word-count="6" meta:character-count="38" meta:non-whitespace-character-count="34"/>
    <meta:generator>LibreOffice/24.2.7.2$Linux_X86_64 LibreOffice_project/420$Build-2</meta:generator>
  </office:meta>
</office:document-meta>
</file>